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24-12-19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23-12-12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22-12-18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19-12-13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18-12-0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17-12-12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16-12-0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0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9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5392" calcext:value-type="float">
            <text:p>71.3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7896" calcext:value-type="float">
            <text:p>71.5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9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8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7352" calcext:value-type="float">
            <text:p>71.77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8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9504" calcext:value-type="float">
            <text:p>71.4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504</text:p>
          </table:table-cell>
          <table:table-cell office:value-type="string" calcext:value-type="string">
            <text:p>197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